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ce style:name="Liberation Serif1" svg:font-family="'Liberation Serif', serif"/>
    <style:font-face style:name="WenQuanYi Zen Hei1" svg:font-family="'WenQuanYi Zen Hei'"/>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text-properties officeooo:rsid="00087dbf" officeooo:paragraph-rsid="00087dbf"/>
    </style:style>
    <style:style style:name="P2" style:family="paragraph" style:parent-style-name="List_20_Contents">
      <style:paragraph-properties fo:margin-top="0cm" fo:margin-bottom="0.499cm" style:contextual-spacing="false"/>
    </style:style>
    <style:style style:name="P3" style:family="paragraph" style:parent-style-name="Text_20_body" style:master-page-name="HTML">
      <style:paragraph-properties style:page-number="auto"/>
    </style:style>
    <style:style style:name="P4" style:family="paragraph" style:parent-style-name="Text_20_body">
      <style:text-properties officeooo:rsid="00087dbf" officeooo:paragraph-rsid="00087dbf"/>
    </style:style>
    <style:style style:name="P5" style:family="paragraph" style:parent-style-name="Text_20_body">
      <style:text-properties officeooo:rsid="00087dbf" officeooo:paragraph-rsid="00099c6c"/>
    </style:style>
    <style:style style:name="P6" style:family="paragraph" style:parent-style-name="Text_20_body">
      <style:paragraph-properties fo:margin-top="0cm" fo:margin-bottom="0.499cm" style:contextual-spacing="false"/>
    </style:style>
    <style:style style:name="P7" style:family="paragraph" style:parent-style-name="Text_20_body">
      <style:paragraph-properties fo:margin-top="0cm" fo:margin-bottom="0cm" style:contextual-spacing="false"/>
    </style:style>
    <style:style style:name="T1" style:family="text">
      <style:text-properties style:font-name="Liberation Serif1" fo:font-size="14pt" fo:font-weight="bold"/>
    </style:style>
    <style:style style:name="T2" style:family="text">
      <style:text-properties officeooo:rsid="00099c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llo zusammen,</text:p>
      <text:p text:style-name="Text_20_body">das hier ist ein Programm zum Spielen, Lösen und Erstellen von Sudokus.<text:line-break/>Durch Implementierung n JAVA läuft es auf einer virtuellen Maschine, also unabhängig welche OS (Windows, Linux ...)</text:p>
      <text:p text:style-name="Text_20_body">Was kannst du nun mit dem Programm machen?</text:p>
      <text:p text:style-name="List_20_Contents">- den Computer Sudokus vollständig lösen lassen</text:p>
      <text:p text:style-name="List_20_Contents">- den Computer Sudokus schrittweise lösen lassen</text:p>
      <text:p text:style-name="List_20_Contents"/>
      <text:p text:style-name="List_20_Contents">- Beispiel-Sudokus am Computer lösen oder ihn lösen lassen</text:p>
      <text:p text:style-name="List_20_Contents">- Sudokus an einem bestimmten Punkt (wo man z.B. nicht weiter kommt) analysieren</text:p>
      <text:p text:style-name="List_20_Contents">- man kann sogar Sudokus damit selbst erstellen (Sudokus generieren)</text:p>
      <text:p text:style-name="List_20_Contents">- Sudokus (eigene oder generierte) am Bildschirm spielen</text:p>
      <text:p text:style-name="P2">- Probiere z.B. mal das sudoku (nach „Werte einlesen“) ohne eine Zahl darin zu starten! :)</text:p>
      <text:p text:style-name="P6">Probier einfach mal aus, nur eine Zahl in das Sudoku einzufüllen (oder mal gar keine) und schau dann mal, wie er damit umgeht bei der Lösung.</text:p>
      <text:h text:style-name="Heading_20_1" text:outline-level="1">Erklärung der Oberfläche und ihrer Bereiche</text:h>
      <text:p text:style-name="Text_20_body">In der Mitte ist der Spielbrett-Bereich des Sudokus. Die Kästchen können Farben annehmen, je nachdem, was für einen Status das Feld im Sudoku hat. Diese Aufbereitung des Sudokus erfolgt, wenn du den Button "Werte einlesen" drückst.</text:p>
      <text:p text:style-name="Text_20_body">Die Farben sind:</text:p>
      <text:p text:style-name="Quotations">- GRÜN: gegebene Zahlen</text:p>
      <text:p text:style-name="Quotations">- WEISS: offene Zahlen (zu lösende Kästchen)</text:p>
      <text:p text:style-name="Quotations">- ROT (tiefrot): Eingabe / Feld steht im Widerspruch zu Sudoku-Regeln (falsche Eingaben oder nicht gültige Zahlen werden nicht eingelesen und nicht angezeigt)</text:p>
      <text:p text:style-name="Quotations">- HELLROT: zeigt die Schwierigkeit des Feldes in bezug auf dessen Lösung an, beim selber lösen also immer mit den hellsten beginnen</text:p>
      <text:p text:style-name="Quotations">- GELB: aktuelles Feld (als letztes gelöst)</text:p>
      <text:p text:style-name="Text_20_body">Links und rechts sind die Aktions-Schaltflächen, die auch weiter unten noch erklärt werden. Wenn du mit der Maus etwas über den Kästchen liegen bleibst, ohne zu klicken, werden dir nach kurzer Zeit auch Hilfen für jeden Button und zur Aktivierung der Funktion über die Tastatur angeboten.</text:p>
      <text:p text:style-name="Text_20_body">Hier nur kurz:</text:p>
      <text:p text:style-name="List_20_Contents">- Hilfe: Zeigt diesen Text an</text:p>
      <text:p text:style-name="List_20_Contents">- Beispiel 01: Hier kann über eine Liste ein vorgegebenes Beispiel ausgesucht werden</text:p>
      <text:p text:style-name="List_20_Contents">- Beispiel ausfüllen: Trägt das Beispiel ins Sudoku ein</text:p>
      <text:p text:style-name="List_20_Contents">- Sudokus generieren</text:p>
      <text:p text:style-name="List_20_Contents">- Zeige Möglichkeiten: Zeigt mögliche Eintragungsmöglichkeiten in den Feldern an<text:line-break/>(die zu einer korrekten Lösung führen)</text:p>
      <text:p text:style-name="List_20_Contents"/>
      <text:p text:style-name="List_20_Contents">- Werte merken: Hiermit kannst zu Werte des Sudokus während einer Sitzung zwischenspeichern</text:p>
      <text:p text:style-name="List_20_Contents">- Werte löschen: Löscht das Spielbrett</text:p>
      <text:p text:style-name="P2">- Werte einsetzen: Setzt die vorher gemerkten Werte wieder in das Spielbrett ein</text:p>
      <text:p text:style-name="Text_20_body"><text:soft-page-break/>Diesen Bereich kannst du gut dafür verwenden, ein einmal eingegebenes Sudoku mehrmals zu bearbeiten aber auch um einen Bearbeitungsstand am Sudoku zu MERKEN, auf dem du später aufsetzend weiterspielen willst. Aber Vorsicht: Nach Schließen und neuem Öffnen des Programms sind diese Werte (in der momentanen Version) nicht mehr gespeichert und nicht mehr abrufbar.</text:p>
      <text:p text:style-name="Text_20_body">Unter dem Spielbrett ist noch eine Statuszeile. Sie gibt dir weitere Informationen über Falscheingaben, wieviele Felder noch zu lösen sind und wieviele Zahlen rein theoretisch noch in diesen offenen Felder eingetragen werden können. Am Schluß gibt es darüber Auskunft, ob ein Sudoku eineindeutig in seiner Lösung war (d.h. es gab nur eine Lösung) oder ob es mehrere Lösungsmöglichkeiten dafür gibt. </text:p>
      <text:h text:style-name="Heading_20_1" text:outline-level="1">Zu den Möglichkeiten und Funktionen im einzelnen</text:h>
      <text:h text:style-name="Heading_20_3" text:outline-level="3">Den Computer eigene (selbst eingegebene) Sudokus vollständig lösen lassen</text:h>
      <text:p text:style-name="List_20_Contents">1. bekannte Zahlen in die Felder eintragen</text:p>
      <text:p text:style-name="List_20_Contents">2. "Werte einlesen" drücken</text:p>
      <text:p text:style-name="P2">3. "Vollständig lösen" drücken und zuschauen wie er arbeitet :-)</text:p>
      <text:p text:style-name="P7"/>
      <text:h text:style-name="Heading_20_3" text:outline-level="3">Den Computer eigene (selbst eingegebene) Sudokus schrittweise lösen lassen</text:h>
      <text:p text:style-name="List_20_Contents">1. bekannte Zahlen in die Felder eintragen</text:p>
      <text:p text:style-name="List_20_Contents">2. "Werte einlesen" drücken</text:p>
      <text:p text:style-name="P2">3. "Schrittweise lösen" drücken (so oft man will)</text:p>
      <text:p text:style-name="P7"/>
      <text:h text:style-name="Heading_20_3" text:outline-level="3">Sudokus selber am Computer lösen mit verschiedenen Graden zur Hilfestellung</text:h>
      <text:p text:style-name="Text_20_body">Nach "Werte einlesen" zeigt er durch unterschiedliche Rotstufen den Schwierigkeitsgrad eines Feldes an. Je dunkelroter das Feld ist, desto mehr offene Möglichkeiten gibt es auf dem Feld noch. Offene Möglichkeiten sind dabei Zahlen, die eingetragen werden könnten und noch nicht ausgeschlossen wurden. Man kann sich diese Zahlen mit dem Kästchen "Zeige Möglichkeiten" (links unten) anzeigen lassen. Da dabei mehrere Zahlen in ein Feld geschrieben werden, ist es praktisch, sich hierzu das Fenster (Spielfeld) zu vergrößern oder größer zu ziehen. Das Feld mit dem Kästchen ist anwählbar erst nachdem man "Werte einlesen" gedrückt hat, weil erst dann diese Datenvektoren mit offenen Möglichkeiten erstellt werden.</text:p>
      <text:p text:style-name="Text_20_body"/>
      <text:h text:style-name="Heading_20_3" text:outline-level="3">Beispiel-Sudokus am Computer lösen oder ihn lösen lassen</text:h>
      <text:p text:style-name="Text_20_body">Beispiel aus der Liste wählen dann "Beispiel ausfüllen" drücken. Danach mit Lösen fortfahren wie oben beschrieben.</text:p>
      <text:p text:style-name="Text_20_body"/>
      <text:h text:style-name="Heading_20_3" text:outline-level="3">Sudokus an einem bestimmten Punkt (wo man z.B. nicht weiter kommt) analysieren</text:h>
      <text:p text:style-name="Text_20_body">Einfach das Sudoku im Anfangszustand eingeben und lösen lassen oder den aktuellen Bearbeitungsstand eingeben und den Computer prüfen lassen, ob schon Fehler enthalten sind oder man auf dem richtigen Weg ist. </text:p>
      <text:p text:style-name="Text_20_body"><text:soft-page-break/></text:p>
      <text:h text:style-name="Heading_20_3" text:outline-level="3">Man kann <text:span text:style-name="T1">auch</text:span> Sudokus damit <text:span text:style-name="T1">durch eigene Eingaben</text:span> erstellen</text:h>
      <text:p text:style-name="Text_20_body">Wie vorhin gesagt, einfach mal ein paar Zahlen eingeben, diese dann merken und den Computer rechnen lassen, ob die Eingaben gültig waren und ob es zu einer eindeutigen Lösung des Sudokus kommt. Wenn nicht, den Zwischenstand einsetzen modifizieren, wieder merken lassen und neu prüfen. Bei unter 100 Lösungsmöglichkeiten eines Sudokus zeigt er dir an, wieviele es gab.</text:p>
      <text:p text:style-name="Text_20_body"/>
      <text:h text:style-name="Heading_20_3" text:outline-level="3">Sudokus am Bildschirm spielen (ab Version 2)</text:h>
      <text:p text:style-name="Text_20_body">Du kannst Sudoku-Felder lösen und diese einfach eingeben (vorher – am Beginn sind die Werte wie üblich einzulesen). Er prüft dann sofort die Eingaben und informiert dich falls erforderlich über Fehler.</text:p>
      <text:p text:style-name="Text_20_body"/>
      <text:h text:style-name="Heading_20_3" text:outline-level="3">Sudokus generieren (ab Version 2)</text:h>
      <text:p text:style-name="Text_20_body">Nun kannst du auch eigene Sudokus damit generieren. Sie werden zufällig erzeugt und haben auch eine zufällige gewählte Schwierigkeitsstufe.</text:p>
      <text:p text:style-name="Text_20_body"/>
      <text:h text:style-name="Heading_20_3" text:outline-level="3">Beenden des Programmes</text:h>
      <text:p text:style-name="Text_20_body">Einfach mit dem Fensterbutton (oben rechts das x meist) schließen.</text:p>
      <text:p text:style-name="Text_20_body"/>
      <text:h text:style-name="P1" text:outline-level="1">Wenn du die Quellen anschauen willst?</text:h>
      <text:p text:style-name="P4">Die Ausführung des Codes startet mit der Methode main() in der Datei SudokuApplication.java.</text:p>
      <text:p text:style-name="P4">Dort ist ein guter Punkt zum Einstieg in den Code, wenn du dir anschauen willst, wie er vorgeht beim Lösen … von Sudokus!</text:p>
      <text:p text:style-name="P5">Die Algorithmen zu<text:span text:style-name="T2">m</text:span> Lösen von Sudokus folgen den Gedankenschritten, die auch ein Mensch macht, beim Lösen von Sudokus. Die Zell<text:span text:style-name="T2">e</text:span>nauswahl, mit der er grad arbeite<text:span text:style-name="T2">t</text:span>, erfolgt zufällig. <text:span text:style-name="T2">Er verwendet hier 3-4 verschiedene Methoden zum lösen von sudokus, die in eigene Methoden (oder Kommetarzeilen) gebündelt sind. Allgemein ist der Code viel kommentiert.</text:span></text:p>
      <text:p text:style-name="P5">Wenn er mal nicht mehr weiterkommt, verwendet er eine Testen-Methode, mit der er (mit Brute-Force Strategie) einfach mal das ganze sudoku durchrechnet, ob er auf Fehler kommt und dann zurückkehrt nur mit dem Wert, könnte klappen – oder geht schief. Die Häufigkeit der Anwendung d<text:span text:style-name="T2">iese</text:span>s Mechanismus zeigt er in der Statuszeile dann an als „Testen verwendet“...</text:p>
      <text:p text:style-name="P4"/>
      <text:h text:style-name="Heading_20_2" text:outline-level="2">Viel Spaß damit</text:h>
      <text:p text:style-name="P4"/>
      <text:p text:style-name="P4">Viele Grüße von</text:p>
      <text:p text:style-name="P4">Dani</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ce style:name="Liberation Serif1" svg:font-family="'Liberation Serif', serif"/>
    <style:font-face style:name="WenQuanYi Zen Hei1" svg:font-family="'WenQuanYi Zen Hei'"/>
    <style:font-face style:name="FreeSans2"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WenQuanYi Zen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WenQuanYi Zen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cm" style:contextual-spacing="false" fo:keep-with-next="always"/>
      <style:text-properties style:font-name="Liberation Serif1" fo:font-family="'Liberation Serif', serif" fo:font-size="24pt" fo:font-weight="bold" style:font-name-asian="WenQuanYi Zen Hei1" style:font-family-asian="'WenQuanYi Zen Hei'" style:font-size-asian="24pt" style:font-weight-asian="bold" style:font-name-complex="FreeSans1" style:font-family-complex="FreeSans"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5cm" fo:margin-bottom="0.21cm" style:contextual-spacing="false" fo:keep-with-next="always"/>
      <style:text-properties style:font-name="Liberation Serif1" fo:font-family="'Liberation Serif', serif" fo:font-size="14pt" fo:font-weight="bold" style:font-name-asian="WenQuanYi Zen Hei1" style:font-family-asian="'WenQuanYi Zen Hei'" style:font-size-asian="14pt" style:font-weight-asian="bold" style:font-name-complex="FreeSans1" style:font-family-complex="FreeSans"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07-05-26T00:00:00.015222700</meta:creation-date>
    <dc:creator>Daniel Enke</dc:creator>
    <dc:date>2021-04-01T10:45:40.745461882</dc:date>
    <meta:editing-duration>PT5M20S</meta:editing-duration>
    <meta:editing-cycles>2</meta:editing-cycles>
    <meta:generator>LibreOffice/7.1.2.2$Linux_X86_64 LibreOffice_project/5751006d328844ba3fa6124ed263bbf122f0788a</meta:generator>
    <meta:document-statistic meta:table-count="0" meta:image-count="0" meta:object-count="0" meta:page-count="3" meta:paragraph-count="62" meta:word-count="1024" meta:character-count="6710" meta:non-whitespace-character-count="5744"/>
  </office:meta>
</office:document-meta>
</file>